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3.8958in" style:use-optimal-column-width="false"/>
    </style:style>
    <style:style style:name="TableColumn14" style:family="table-column">
      <style:table-column-properties style:column-width="1.5312in" style:use-optimal-column-width="false"/>
    </style:style>
    <style:style style:name="Table11" style:family="table">
      <style:table-properties style:width="6.927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color="#000000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color="#000000"/>
    </style:style>
    <style:style style:name="TableCell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color="#000000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color="#000000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color="#000000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color="#000000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color="#000000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color="#000000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color="#000000"/>
    </style:style>
    <style:style style:name="P39" style:parent-style-name="TableContents" style:family="paragraph">
      <style:text-properties fo:color="#000000"/>
    </style:style>
    <style:style style:name="P40" style:parent-style-name="TableContents" style:family="paragraph">
      <style:text-properties fo:color="#000000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color="#000000"/>
    </style:style>
    <style:style style:name="P44" style:parent-style-name="TableContents" style:family="paragraph">
      <style:text-properties fo:color="#000000"/>
    </style:style>
    <style:style style:name="P45" style:parent-style-name="TableContents" style:family="paragraph">
      <style:text-properties fo:color="#000000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color="#000000"/>
    </style:style>
    <style:style style:name="P49" style:parent-style-name="TableContents" style:family="paragraph">
      <style:text-properties fo:color="#000000"/>
    </style:style>
    <style:style style:name="P50" style:parent-style-name="TableContents" style:family="paragraph">
      <style:text-properties fo:color="#000000"/>
    </style:style>
  </office:automatic-styles>
  <office:body>
    <office:text text:use-soft-page-breaks="true">
      <text:h text:style-name="P1" text:outline-level="1">Site Web ARSL</text:h>
      <text:p text:style-name="Textbody">Date de la réunion :<text:s/>03/12/2019</text:p>
      <text:p text:style-name="Textbody">Date de la réunion précédente :<text:s/>14/11/2019</text:p>
      <text:p text:style-name="Textbody"/>
      <text:p text:style-name="Textbody">Livrables attendus :</text:p>
      <text:list text:style-name="LFO1" text:continue-numbering="true">
        <text:list-item>
          <text:p text:style-name="P2">Refaire le MCD des entités</text:p>
        </text:list-item>
        <text:list-item>
          <text:p text:style-name="P3">Commencer <text:s/>impérativement le site Web</text:p>
          <text:list text:continue-numbering="true">
            <text:list-item>
              <text:p text:style-name="P4">Backend : Définir toutes les entités + insérer les associations</text:p>
            </text:list-item>
            <text:list-item>
              <text:p text:style-name="P5">Frontend : Faire le site web public</text:p>
            </text:list-item>
          </text:list>
        </text:list-item>
      </text:list>
      <text:p text:style-name="Textbody">Livrables réalisés :</text:p>
      <text:list text:style-name="LFO2" text:continue-numbering="true">
        <text:list-item>
          <text:p text:style-name="P6">Nouveau Modèle Conceptuel de données</text:p>
        </text:list-item>
        <text:list-item>
          <text:p text:style-name="P7">Insertion des entités dans le backend (Strapi) + les associations</text:p>
        </text:list-item>
        <text:list-item>
          <text:p text:style-name="P8">Ebauche de l’accueil du site web</text:p>
        </text:list-item>
      </text:list>
      <text:p text:style-name="Textbody"/>
      <text:p text:style-name="Textbody">Commentaires :</text:p>
      <text:list text:style-name="LFO3" text:continue-numbering="true">
        <text:list-item>
          <text:p text:style-name="P9">On arrive enfin à utiliser Strapi ! (Sauf Pierre, qui a encore des difficultés…).</text:p>
        </text:list-item>
        <text:list-item>
          <text:p text:style-name="P10">Pour autant, on a encore des difficultés à s’approprier les technologies du Nuxt.js,<text:s/>notamment pour relier les données du backend et les afficher sur le site web. Mais nous avançons plus rapidement, et je pense d’ici Noël que nous arriverons à donner un bon rendu pour le site web.</text:p>
        </text:list-item>
      </text:list>
      <text:p text:style-name="Textbody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Étudiant</text:p>
          </table:table-cell>
          <table:table-cell table:style-name="TableCell18">
            <text:p text:style-name="P19">Tâches<text:s/>réalisées</text:p>
          </table:table-cell>
          <table:table-cell table:style-name="TableCell20">
            <text:p text:style-name="P21">Durée</text:p>
          </table:table-cell>
        </table:table-row>
        <table:table-row table:style-name="TableRow22">
          <table:table-cell table:style-name="TableCell23">
            <text:p text:style-name="P24">Thomas<text:s/>CAMPREDON</text:p>
          </table:table-cell>
          <table:table-cell table:style-name="TableCell25">
            <text:p text:style-name="P26">Modèle Conceptuel de Données</text:p>
          </table:table-cell>
          <table:table-cell table:style-name="TableCell27">
            <text:p text:style-name="P28">2 heures</text:p>
          </table:table-cell>
        </table:table-row>
        <table:table-row table:style-name="TableRow29">
          <table:table-cell table:style-name="TableCell30">
            <text:p text:style-name="P31">Frédéric CANAUD</text:p>
          </table:table-cell>
          <table:table-cell table:style-name="TableCell32" table:number-rows-spanned="4">
            <text:p text:style-name="P33">Ebauche du site web</text:p>
          </table:table-cell>
          <table:table-cell table:style-name="TableCell34" table:number-rows-spanned="4">
            <text:p text:style-name="P35">10 heures</text:p>
          </table:table-cell>
        </table:table-row>
        <table:table-row table:style-name="TableRow36">
          <table:table-cell table:style-name="TableCell37">
            <text:p text:style-name="P38">Thomas CAMPREDON</text:p>
          </table:table-cell>
          <table:covered-table-cell>
            <text:p text:style-name="P39"/>
          </table:covered-table-cell>
          <table:covered-table-cell>
            <text:p text:style-name="P40"/>
          </table:covered-table-cell>
        </table:table-row>
        <table:table-row table:style-name="TableRow41">
          <table:table-cell table:style-name="TableCell42">
            <text:p text:style-name="P43">Goran SARRIBOUETTE</text:p>
          </table:table-cell>
          <table:covered-table-cell>
            <text:p text:style-name="P44"/>
          </table:covered-table-cell>
          <table:covered-table-cell>
            <text:p text:style-name="P45"/>
          </table:covered-table-cell>
        </table:table-row>
        <table:table-row table:style-name="TableRow46">
          <table:table-cell table:style-name="TableCell47">
            <text:p text:style-name="P48">Clément CGLADIN</text:p>
          </table:table-cell>
          <table:covered-table-cell>
            <text:p text:style-name="P49"/>
          </table:covered-table-cell>
          <table:covered-table-cell>
            <text:p text:style-name="P50"/>
          </table:covered-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édéric Canaud</dc:creator>
    <meta:creation-date>2018-11-06T17:29:00Z</meta:creation-date>
    <dc:date>2019-12-03T16:29:00Z</dc:date>
    <meta:template xlink:href="Normal" xlink:type="simple"/>
    <meta:editing-cycles>10</meta:editing-cycles>
    <meta:editing-duration>PT11400S</meta:editing-duration>
    <meta:document-statistic meta:page-count="1" meta:paragraph-count="2" meta:word-count="155" meta:character-count="1010" meta:row-count="7" meta:non-whitespace-character-count="857"/>
  </office:meta>
</office:document-meta>
</file>